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0f303" officeooo:paragraph-rsid="0010f303"/>
    </style:style>
    <style:style style:name="P3" style:family="paragraph" style:parent-style-name="Standard">
      <style:paragraph-properties fo:text-align="start" style:justify-single-word="false"/>
      <style:text-properties officeooo:rsid="0010f303" officeooo:paragraph-rsid="0010f30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f303" officeooo:paragraph-rsid="0010f303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f303" officeooo:paragraph-rsid="0011150c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officeooo:rsid="0010f303" officeooo:paragraph-rsid="0010f303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officeooo:rsid="0011150c" officeooo:paragraph-rsid="0011150c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officeooo:rsid="0011150c" officeooo:paragraph-rsid="001a719a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11150c" officeooo:paragraph-rsid="0011150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2426e" officeooo:paragraph-rsid="0012426e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officeooo:rsid="001a719a" officeooo:paragraph-rsid="001a719a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rsid="001a719a" officeooo:paragraph-rsid="001a719a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d3f3" officeooo:paragraph-rsid="001dd3f3"/>
    </style:style>
    <style:style style:name="P14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1dd3f3" officeooo:paragraph-rsid="001dd3f3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426e" officeooo:paragraph-rsid="0012426e"/>
    </style:style>
    <style:style style:name="P16" style:family="paragraph" style:parent-style-name="Standard" style:list-style-name="L3">
      <style:paragraph-properties fo:text-align="start" style:justify-single-word="false"/>
      <style:text-properties style:text-underline-style="none" officeooo:rsid="001dd3f3" officeooo:paragraph-rsid="001dd3f3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dd3f3" officeooo:paragraph-rsid="001dd3f3"/>
    </style:style>
    <style:style style:name="P18" style:family="paragraph" style:parent-style-name="Standard">
      <style:paragraph-properties fo:text-align="center" style:justify-single-word="false"/>
      <style:text-properties fo:font-size="14pt" officeooo:rsid="0010f303" officeooo:paragraph-rsid="0010f303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1115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snier Florian</text:p>
      <text:p text:style-name="P2"/>
      <text:p text:style-name="P2">197 Rue Marcel Mérieux</text:p>
      <text:p text:style-name="P2">69007 LYON</text:p>
      <text:p text:style-name="P2"/>
      <text:p text:style-name="P1"><text:a xlink:type="simple" xlink:href="mailto:florian.mosnier@laposte.net" text:style-name="Internet_20_link" text:visited-style-name="Visited_20_Internet_20_Link"><text:span text:style-name="T1">florian.mosnier@laposte.net</text:span></text:a></text:p>
      <text:p text:style-name="P2">06-46-25-07-35</text:p>
      <text:p text:style-name="P3"/>
      <text:p text:style-name="P3"/>
      <text:p text:style-name="P4">Objectives :<text:span text:style-name="T1"> 1</text:span><text:span text:style-name="T2">st</text:span><text:span text:style-name="T4"> year student looking for a 3 month agricultural intership</text:span></text:p>
      <text:p text:style-name="P6"/>
      <text:p text:style-name="P4"><text:span text:style-name="T3">Education :</text:span><text:span text:style-name="T4"> </text:span></text:p>
      <text:p text:style-name="P6"/>
      <text:p text:style-name="P5"><text:span text:style-name="T4">2016 – Present : Student at ISARA (Superior Intitute of Agronomic and </text:span><text:span text:style-name="T5">Agroalimentory Research)</text:span></text:p>
      <text:p text:style-name="P7"/>
      <text:p text:style-name="P7">2013 – 2016 : Student at an agriculture high-school in Haute-Loire</text:p>
      <text:p text:style-name="P7"/>
      <text:p text:style-name="P9">Professional experience :</text:p>
      <text:p text:style-name="P7"/>
      <text:p text:style-name="P11">- employee in my family’s farm</text:p>
      <text:list xml:id="list622374702442319368" text:style-name="L1">
        <text:list-item>
          <text:p text:style-name="P12">Organised</text:p>
        </text:list-item>
        <text:list-item>
          <text:p text:style-name="P12">Hard-working</text:p>
        </text:list-item>
        <text:list-item>
          <text:p text:style-name="P12">Perseverance</text:p>
        </text:list-item>
      </text:list>
      <text:p text:style-name="P8"/>
      <text:p text:style-name="P15">Skills :</text:p>
      <text:p text:style-name="P15"/>
      <text:list xml:id="list3821574316719291845" text:style-name="L3">
        <text:list-item>
          <text:p text:style-name="P16">Languages : English, Spanish, French</text:p>
        </text:list-item>
        <text:list-item>
          <text:p text:style-name="P16">Computing : LibreOffice, programming </text:p>
        </text:list-item>
      </text:list>
      <text:p text:style-name="P17"/>
      <text:p text:style-name="P13">Interrests :</text:p>
      <text:p text:style-name="P13"><text:span text:style-name="T1"/></text:p>
      <text:list xml:id="list594204257426772938" text:style-name="L4">
        <text:list-item>
          <text:p text:style-name="P14"><text:span text:style-name="T1">Agriculture, farming, agronomics, nature</text:span></text:p>
        </text:list-item>
        <text:list-item>
          <text:p text:style-name="P14"><text:span text:style-name="T1">Computing</text:span></text:p>
        </text:list-item>
        <text:list-item>
          <text:p text:style-name="P14"><text:span text:style-name="T1">Music</text:span></text:p>
        </text:list-item>
      </text:list>
      <text:p text:style-name="P13"><text:span text:style-name="T1"/></text:p>
      <text:p text:style-name="P13"><text:span text:style-name="T1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font-weight="normal" fo:background-color="transparent" style:font-size-asian="10.5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6:46:01.847922569</meta:creation-date>
    <dc:date>2017-02-10T11:42:56.426000000</dc:date>
    <meta:editing-duration>PT15M27S</meta:editing-duration>
    <meta:editing-cycles>7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1" meta:word-count="86" meta:character-count="577" meta:non-whitespace-character-count="516"/>
  </office:meta>
</office:document-meta>
</file>